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50239" officeooo:paragraph-rsid="00150239"/>
    </style:style>
    <style:style style:name="P2" style:family="paragraph" style:parent-style-name="Text_20_body">
      <style:paragraph-properties fo:text-align="center" style:justify-single-word="false"/>
      <style:text-properties officeooo:paragraph-rsid="00150239"/>
    </style:style>
    <style:style style:name="P3" style:family="paragraph" style:parent-style-name="Text_20_body">
      <style:text-properties officeooo:paragraph-rsid="00150239"/>
    </style:style>
    <style:style style:name="P4" style:family="paragraph" style:parent-style-name="Text_20_body">
      <style:text-properties officeooo:rsid="00162d37" officeooo:paragraph-rsid="00162d37"/>
    </style:style>
    <style:style style:name="P5" style:family="paragraph" style:parent-style-name="Text_20_body">
      <style:text-properties officeooo:rsid="00169978" officeooo:paragraph-rsid="00169978"/>
    </style:style>
    <style:style style:name="P6" style:family="paragraph" style:parent-style-name="Heading_20_1">
      <style:text-properties officeooo:rsid="00150239" officeooo:paragraph-rsid="00150239"/>
    </style:style>
    <style:style style:name="P7" style:family="paragraph" style:parent-style-name="Subtitle">
      <style:text-properties officeooo:rsid="00150239" officeooo:paragraph-rsid="00150239"/>
    </style:style>
    <style:style style:name="P8" style:family="paragraph" style:parent-style-name="Heading_20_2">
      <style:text-properties officeooo:rsid="00150239" officeooo:paragraph-rsid="00150239"/>
    </style:style>
    <style:style style:name="P9" style:family="paragraph" style:parent-style-name="Heading_20_3">
      <style:text-properties officeooo:rsid="00150239" officeooo:paragraph-rsid="00150239"/>
    </style:style>
    <style:style style:name="P10" style:family="paragraph" style:parent-style-name="Heading_20_3">
      <style:text-properties officeooo:paragraph-rsid="00150239"/>
    </style:style>
    <style:style style:name="P11" style:family="paragraph" style:parent-style-name="Heading_20_4">
      <style:text-properties officeooo:rsid="00169978" officeooo:paragraph-rsid="00169978"/>
    </style:style>
    <style:style style:name="T1" style:family="text">
      <style:text-properties officeooo:rsid="0015023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62d37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62d37" style:font-style-asian="normal" style:font-style-complex="normal"/>
    </style:style>
    <style:style style:name="T6" style:family="text">
      <style:text-properties officeooo:rsid="00162d37"/>
    </style:style>
    <style:style style:name="T7" style:family="text">
      <style:text-properties officeooo:rsid="001699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apport projet de POOIG</text:p>
      <text:p text:style-name="P7">Azul</text:p>
      <text:p text:style-name="P2"/>
      <text:p text:style-name="P1">Binôme : SOUFFAN Nathan et BOUARAH Romain</text:p>
      <text:h text:style-name="P6" text:outline-level="1">Réalisation</text:h>
      <text:p text:style-name="P1"><text:span text:style-name="T6">Notre</text:span> projet consiste en une implémentation en Java du jeu de société d’Azul. C’est un jeu de société en tour par tour. <text:span text:style-name="T4"><text:s/></text:span><text:span text:style-name="T5">Notre projet permet de jouer en mode console et en mode graphique. De plus, le jeu possède deux variantes. Enfin, le jeu peut se jouer de 2 à 4 joueurs sur un même ordinateur.</text:span></text:p>
      <text:h text:style-name="P8" text:outline-level="2">Partie logique</text:h>
      <text:p text:style-name="P1">La partie logique,<text:span text:style-name="T2"> </text:span><text:span text:style-name="T3">le modèle</text:span><text:span text:style-name="T5">,</text:span><text:span text:style-name="T2"> </text:span>se trouve dans le paquet <text:span text:style-name="Teletype">fr.univparis.azul.model </text:span></text:p>
      <text:h text:style-name="P10" text:outline-level="3"><text:span text:style-name="T1">Structure générale</text:span></text:h>
      <text:h text:style-name="Heading_20_4" text:outline-level="4">Les zones de jeu</text:h>
      <text:p text:style-name="P4">Chaque zone de jeu possède une classe la représentant. Ces classes agissent comme un intermédiaire entre l’utilisateur et les listes de tuiles, cela permet de mieux contrôler l’interaction <text:span text:style-name="T7">possible</text:span>. <text:span text:style-name="T7">Cela ajoute certes de la compléxité mais grâçe à ces classes le modèle reste cohérent.</text:span></text:p>
      <text:h text:style-name="P11" text:outline-level="4">Le joueur</text:h>
      <text:h text:style-name="P11" text:outline-level="4">La boucle de jeu</text:h>
      <text:h text:style-name="P9" text:outline-level="3">Variantes du jeu</text:h>
      <text:h text:style-name="P11" text:outline-level="4">Tuile joker</text:h>
      <text:p text:style-name="P5">Pour implémenter cette variantes, nous avons modifié la classe <text:span text:style-name="T2">ColoredTile</text:span><text:span text:style-name="T4"> en ajoutant une couleur </text:span><text:span text:style-name="T2">JOKER</text:span><text:span text:style-name="T4">. </text:span></text:p>
      <text:h text:style-name="P8" text:outline-level="2">Partie Affichage</text:h>
      <text:h text:style-name="P6" text:outline-level="1">Problèmes rencontrés</text:h>
      <text:h text:style-name="P6" text:outline-level="1">Pistes d’extensions</text:h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UMing CN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UMing CN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UMing CN" style:font-family-asian="'AR PL UMing CN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1T23:47:50.038727200</meta:creation-date>
    <dc:date>2020-01-02T00:15:39.721611995</dc:date>
    <meta:editing-duration>PT5M9S</meta:editing-duration>
    <meta:editing-cycles>1</meta:editing-cycles>
    <meta:generator>LibreOffice/6.2.8.2$Linux_X86_64 LibreOffice_project/20$Build-2</meta:generator>
    <meta:document-statistic meta:table-count="0" meta:image-count="0" meta:object-count="0" meta:page-count="1" meta:paragraph-count="18" meta:word-count="164" meta:character-count="1000" meta:non-whitespace-character-count="851"/>
  </office:meta>
</office:document-meta>
</file>